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6.137cm"/>
    </style:style>
    <style:style style:name="co3" style:family="table-column">
      <style:table-column-properties fo:break-before="auto" style:column-width="5.63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vertical-align="top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etter</text:p>
          </table:table-cell>
          <table:table-cell table:style-name="ce1" office:value-type="string">
            <text:p>From</text:p>
          </table:table-cell>
          <table:table-cell table:style-name="ce1" office:value-type="string">
            <text:p>To</text:p>
          </table:table-cell>
        </table:table-row>
        <table:table-row table:style-name="ro2">
          <table:table-cell office:value-type="string">
            <text:p>Lettre I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I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III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IV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V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V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VII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VIII</text:p>
          </table:table-cell>
          <table:table-cell office:value-type="string">
            <text:p>La Présidente de Tourvel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IX</text:p>
          </table:table-cell>
          <table:table-cell office:value-type="string">
            <text:p>Madame de Volanges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X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I</text:p>
          </table:table-cell>
          <table:table-cell office:value-type="string">
            <text:p>La Présidente de Tourvel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XII</text:p>
          </table:table-cell>
          <table:table-cell office:value-type="string">
            <text:p>Cécile Volanges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III</text:p>
          </table:table-cell>
          <table:table-cell office:value-type="string">
            <text:p>La Marquise de Merteuil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XIV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XV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VI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XVII</text:p>
          </table:table-cell>
          <table:table-cell office:value-type="string">
            <text:p>Le Chevalier Danceny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XVIII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XIX</text:p>
          </table:table-cell>
          <table:table-cell office:value-type="string">
            <text:p>Cécile Volanges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XX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X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XII</text:p>
          </table:table-cell>
          <table:table-cell office:value-type="string">
            <text:p>La Présidente de Tourvel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XXII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XIV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XXV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XVI</text:p>
          </table:table-cell>
          <table:table-cell office:value-type="string">
            <text:p>La Présidente de Tourve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XVII</text:p>
          </table:table-cell>
          <table:table-cell office:value-type="string">
            <text:p>Cécile Volanges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XVIII</text:p>
          </table:table-cell>
          <table:table-cell office:value-type="string">
            <text:p>Le Chevalier Danceny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XXIX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XXX</text:p>
          </table:table-cell>
          <table:table-cell office:value-type="string">
            <text:p>Cécile Volanges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XXXI</text:p>
          </table:table-cell>
          <table:table-cell office:value-type="string">
            <text:p>Le Chevalier Danceny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XXXII</text:p>
          </table:table-cell>
          <table:table-cell office:value-type="string">
            <text:p>Madame de Volanges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XXXII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XXIV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XXV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XXXV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XXXVII</text:p>
          </table:table-cell>
          <table:table-cell office:value-type="string">
            <text:p>La Présidente de Tourvel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XXXVII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XXIX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XL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LI</text:p>
          </table:table-cell>
          <table:table-cell office:value-type="string">
            <text:p>La Présidente de Tourve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LI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Suite de la lettre XL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LIII</text:p>
          </table:table-cell>
          <table:table-cell office:value-type="string">
            <text:p>La Présidente de Tourve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LIV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LV</text:p>
          </table:table-cell>
          <table:table-cell office:value-type="string">
            <text:p>La Présidente de Tourvel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XLVI</text:p>
          </table:table-cell>
          <table:table-cell office:value-type="string">
            <text:p>Le Chevalier Danceny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XLVI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LVII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XLIX</text:p>
          </table:table-cell>
          <table:table-cell office:value-type="string">
            <text:p>Cécile Volanges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L</text:p>
          </table:table-cell>
          <table:table-cell office:value-type="string">
            <text:p>La Présidente de Tourve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I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LII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LIV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V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LVI</text:p>
          </table:table-cell>
          <table:table-cell office:value-type="string">
            <text:p>La Présidente de Tourve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VI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LVII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LIX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LX</text:p>
          </table:table-cell>
          <table:table-cell office:value-type="string">
            <text:p>Le Chevalier Danceny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XI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LXII</text:p>
          </table:table-cell>
          <table:table-cell office:value-type="string">
            <text:p>Madame de Volanges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LXII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XIV</text:p>
          </table:table-cell>
          <table:table-cell office:value-type="string">
            <text:p>Le Chevalier Danceny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LXV</text:p>
          </table:table-cell>
          <table:table-cell office:value-type="string">
            <text:p>Le Chevalier Danceny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LXV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LXVII</text:p>
          </table:table-cell>
          <table:table-cell office:value-type="string">
            <text:p>La Présidente de Tourve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XVII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LXIX</text:p>
          </table:table-cell>
          <table:table-cell office:value-type="string">
            <text:p>Cécile Volanges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LXX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LXX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LXXII</text:p>
          </table:table-cell>
          <table:table-cell office:value-type="string">
            <text:p>Le Chevalier Danceny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LXXIII</text:p>
          </table:table-cell>
          <table:table-cell office:value-type="string">
            <text:p>Le Vicomte de Valmont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LXXIV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XXV</text:p>
          </table:table-cell>
          <table:table-cell office:value-type="string">
            <text:p>Cécile Volanges</text:p>
          </table:table-cell>
          <table:table-cell office:value-type="string">
            <text:p>Sophie Carnay</text:p>
          </table:table-cell>
        </table:table-row>
        <table:table-row table:style-name="ro2">
          <table:table-cell office:value-type="string">
            <text:p>Lettre LXXV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LXXVI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LXXVIII</text:p>
          </table:table-cell>
          <table:table-cell office:value-type="string">
            <text:p>La Présidente de Tourve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XXIX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LXXX</text:p>
          </table:table-cell>
          <table:table-cell office:value-type="string">
            <text:p>Le Chevalier Danceny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LXXX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XXXII</text:p>
          </table:table-cell>
          <table:table-cell office:value-type="string">
            <text:p>Cécile Volanges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LXXXII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LXXXIV</text:p>
          </table:table-cell>
          <table:table-cell office:value-type="string">
            <text:p>Le Vicomte de Valmont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LXXXV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XXXVI</text:p>
          </table:table-cell>
          <table:table-cell office:value-type="string">
            <text:p>La Maréchale de ***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LXXXVII</text:p>
          </table:table-cell>
          <table:table-cell office:value-type="string">
            <text:p>La Marquise de Merteuil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LXXXVIII</text:p>
          </table:table-cell>
          <table:table-cell office:value-type="string">
            <text:p>Cécile Volanges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LXXXIX</text:p>
          </table:table-cell>
          <table:table-cell office:value-type="string">
            <text:p>Le Vicomte de Valmont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XC</text:p>
          </table:table-cell>
          <table:table-cell office:value-type="string">
            <text:p>La Présidente de Tourve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C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XCII</text:p>
          </table:table-cell>
          <table:table-cell office:value-type="string">
            <text:p>Le Chevalier Danceny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CIII</text:p>
          </table:table-cell>
          <table:table-cell office:value-type="string">
            <text:p>Le Chevalier Danceny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XCIV</text:p>
          </table:table-cell>
          <table:table-cell office:value-type="string">
            <text:p>Cécile Volanges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XCV</text:p>
          </table:table-cell>
          <table:table-cell office:value-type="string">
            <text:p>Cécile Volanges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XCV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CVII</text:p>
          </table:table-cell>
          <table:table-cell office:value-type="string">
            <text:p>Cécile Volanges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CVIII</text:p>
          </table:table-cell>
          <table:table-cell office:value-type="string">
            <text:p>Madame de Volanges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XCIX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I</text:p>
          </table:table-cell>
          <table:table-cell office:value-type="string">
            <text:p>Le Vicomte de Valmont</text:p>
          </table:table-cell>
          <table:table-cell office:value-type="string">
            <text:p>Azolan</text:p>
          </table:table-cell>
        </table:table-row>
        <table:table-row table:style-name="ro2">
          <table:table-cell office:value-type="string">
            <text:p>Lettre CII</text:p>
          </table:table-cell>
          <table:table-cell office:value-type="string">
            <text:p>La Présidente de Tourvel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III</text:p>
          </table:table-cell>
          <table:table-cell office:value-type="string">
            <text:p>Madame de Rosemonde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CIV</text:p>
          </table:table-cell>
          <table:table-cell office:value-type="string">
            <text:p>La Marquise de Merteuil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CV</text:p>
          </table:table-cell>
          <table:table-cell office:value-type="string">
            <text:p>La Marquise de Merteuil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CV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VII</text:p>
          </table:table-cell>
          <table:table-cell office:value-type="string">
            <text:p>Azolan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VIII</text:p>
          </table:table-cell>
          <table:table-cell office:value-type="string">
            <text:p>La Présidente de Tourvel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IX</text:p>
          </table:table-cell>
          <table:table-cell office:value-type="string">
            <text:p>Cécile Volanges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I</text:p>
          </table:table-cell>
          <table:table-cell office:value-type="string">
            <text:p>Le Comte de Gercourt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CXII</text:p>
          </table:table-cell>
          <table:table-cell office:value-type="string">
            <text:p>Madame de Rosemonde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CXII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XIV</text:p>
          </table:table-cell>
          <table:table-cell office:value-type="string">
            <text:p>La Présidente de Tourvel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XV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VI</text:p>
          </table:table-cell>
          <table:table-cell office:value-type="string">
            <text:p>Le Chevalier Danceny</text:p>
          </table:table-cell>
          <table:table-cell office:value-type="string">
            <text:p>Cécile Volanges</text:p>
          </table:table-cell>
        </table:table-row>
        <table:table-row table:style-name="ro2">
          <table:table-cell office:value-type="string">
            <text:p>Lettre CXVII</text:p>
          </table:table-cell>
          <table:table-cell office:value-type="string">
            <text:p>Cécile Volanges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CXVIII</text:p>
          </table:table-cell>
          <table:table-cell office:value-type="string">
            <text:p>Le Chevalier Danceny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IX</text:p>
          </table:table-cell>
          <table:table-cell office:value-type="string">
            <text:p>Madame de Rosemonde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CXX</text:p>
          </table:table-cell>
          <table:table-cell office:value-type="string">
            <text:p>Le Vicomte de Valmont</text:p>
          </table:table-cell>
          <table:table-cell office:value-type="string">
            <text:p>Père Anselme</text:p>
          </table:table-cell>
        </table:table-row>
        <table:table-row table:style-name="ro2">
          <table:table-cell office:value-type="string">
            <text:p>Lettre CXXI</text:p>
          </table:table-cell>
          <table:table-cell office:value-type="string">
            <text:p>La Marquise de Merteuil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CXXII</text:p>
          </table:table-cell>
          <table:table-cell office:value-type="string">
            <text:p>Madame de Rosemonde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CXXIII</text:p>
          </table:table-cell>
          <table:table-cell office:value-type="string">
            <text:p>Père Anselme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XXIV</text:p>
          </table:table-cell>
          <table:table-cell office:value-type="string">
            <text:p>La Présidente de Tourvel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XXV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XVI</text:p>
          </table:table-cell>
          <table:table-cell office:value-type="string">
            <text:p>Madame de Rosemonde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CXXVI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XXVIII</text:p>
          </table:table-cell>
          <table:table-cell office:value-type="string">
            <text:p>La Présidente de Tourvel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XXIX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XX</text:p>
          </table:table-cell>
          <table:table-cell office:value-type="string">
            <text:p>Madame de Rosemonde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CXXX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XXXII</text:p>
          </table:table-cell>
          <table:table-cell office:value-type="string">
            <text:p>La Présidente de Tourvel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XXXII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XXIV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XXXV</text:p>
          </table:table-cell>
          <table:table-cell office:value-type="string">
            <text:p>La Présidente de Tourvel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XXXVI</text:p>
          </table:table-cell>
          <table:table-cell office:value-type="string">
            <text:p>La Présidente de Tourve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XXXVII</text:p>
          </table:table-cell>
          <table:table-cell office:value-type="string">
            <text:p>Le Vicomte de Valmont</text:p>
          </table:table-cell>
          <table:table-cell office:value-type="string">
            <text:p>La Présidente de Tourvel</text:p>
          </table:table-cell>
        </table:table-row>
        <table:table-row table:style-name="ro2">
          <table:table-cell office:value-type="string">
            <text:p>Lettre CXXXVII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XXIX</text:p>
          </table:table-cell>
          <table:table-cell office:value-type="string">
            <text:p>La Présidente de Tourvel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XL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L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XLI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LIII</text:p>
          </table:table-cell>
          <table:table-cell office:value-type="string">
            <text:p>La Présidente de Tourvel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XLIV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LV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XLVI</text:p>
          </table:table-cell>
          <table:table-cell office:value-type="string">
            <text:p>La Marquise de Merteuil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CXLVII</text:p>
          </table:table-cell>
          <table:table-cell office:value-type="string">
            <text:p>Madame de Volanges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XLVIII</text:p>
          </table:table-cell>
          <table:table-cell office:value-type="string">
            <text:p>Le Chevalier Danceny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XLIX</text:p>
          </table:table-cell>
          <table:table-cell office:value-type="string">
            <text:p>Madame de Volanges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</text:p>
          </table:table-cell>
          <table:table-cell office:value-type="string">
            <text:p>Le Chevalier Danceny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L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LII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LII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LIV</text:p>
          </table:table-cell>
          <table:table-cell office:value-type="string">
            <text:p>Madame de Volanges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V</text:p>
          </table:table-cell>
          <table:table-cell office:value-type="string">
            <text:p>Le Vicomte de Valmont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CLVI</text:p>
          </table:table-cell>
          <table:table-cell office:value-type="string">
            <text:p>Cécile Volanges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CLVII</text:p>
          </table:table-cell>
          <table:table-cell office:value-type="string">
            <text:p>Le Chevalier Danceny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LVIII</text:p>
          </table:table-cell>
          <table:table-cell office:value-type="string">
            <text:p>Le Vicomte de Valmont</text:p>
          </table:table-cell>
          <table:table-cell office:value-type="string">
            <text:p>La Marquise de Merteuil</text:p>
          </table:table-cell>
        </table:table-row>
        <table:table-row table:style-name="ro2">
          <table:table-cell office:value-type="string">
            <text:p>Lettre CLIX</text:p>
          </table:table-cell>
          <table:table-cell office:value-type="string">
            <text:p>La Marquise de Merteuil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LX</text:p>
          </table:table-cell>
          <table:table-cell office:value-type="string">
            <text:p>Madame de Volanges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XI</text:p>
          </table:table-cell>
          <table:table-cell office:value-type="string">
            <text:p>La Présidente de Tourvel</text:p>
          </table:table-cell>
          <table:table-cell office:value-type="string">
            <text:p>TBV</text:p>
          </table:table-cell>
        </table:table-row>
        <table:table-row table:style-name="ro2">
          <table:table-cell office:value-type="string">
            <text:p>Lettre CLXII</text:p>
          </table:table-cell>
          <table:table-cell office:value-type="string">
            <text:p>Le Chevalier Danceny</text:p>
          </table:table-cell>
          <table:table-cell office:value-type="string">
            <text:p>Le Vicomte de Valmont</text:p>
          </table:table-cell>
        </table:table-row>
        <table:table-row table:style-name="ro2">
          <table:table-cell office:value-type="string">
            <text:p>Lettre CLXIII</text:p>
          </table:table-cell>
          <table:table-cell office:value-type="string">
            <text:p>Monsieur Bertrand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XIV</text:p>
          </table:table-cell>
          <table:table-cell office:value-type="string">
            <text:p>Madame de Rosemonde</text:p>
          </table:table-cell>
          <table:table-cell office:value-type="string">
            <text:p>Monsieur Bertrand</text:p>
          </table:table-cell>
        </table:table-row>
        <table:table-row table:style-name="ro2">
          <table:table-cell office:value-type="string">
            <text:p>Lettre CLXV</text:p>
          </table:table-cell>
          <table:table-cell office:value-type="string">
            <text:p>Madame de Volanges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XVI</text:p>
          </table:table-cell>
          <table:table-cell office:value-type="string">
            <text:p>Monsieur Bertrand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XVII</text:p>
          </table:table-cell>
          <table:table-cell office:value-type="string">
            <text:p>Anonyme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CLXVIII</text:p>
          </table:table-cell>
          <table:table-cell office:value-type="string">
            <text:p>Madame de Volanges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XIX</text:p>
          </table:table-cell>
          <table:table-cell office:value-type="string">
            <text:p>Le Chevalier Danceny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XX</text:p>
          </table:table-cell>
          <table:table-cell office:value-type="string">
            <text:p>Madame de Volanges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XXI</text:p>
          </table:table-cell>
          <table:table-cell office:value-type="string">
            <text:p>Madame de Rosemonde</text:p>
          </table:table-cell>
          <table:table-cell office:value-type="string">
            <text:p>Le Chevalier Danceny</text:p>
          </table:table-cell>
        </table:table-row>
        <table:table-row table:style-name="ro2">
          <table:table-cell office:value-type="string">
            <text:p>Lettre CLXXII</text:p>
          </table:table-cell>
          <table:table-cell office:value-type="string">
            <text:p>Madame de Rosemonde</text:p>
          </table:table-cell>
          <table:table-cell office:value-type="string">
            <text:p>madame de Volanges</text:p>
          </table:table-cell>
        </table:table-row>
        <table:table-row table:style-name="ro2">
          <table:table-cell office:value-type="string">
            <text:p>Lettre CLXXIII</text:p>
          </table:table-cell>
          <table:table-cell office:value-type="string">
            <text:p>Madame de Volanges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XXIV</text:p>
          </table:table-cell>
          <table:table-cell office:value-type="string">
            <text:p>Le Chevalier Danceny</text:p>
          </table:table-cell>
          <table:table-cell office:value-type="string">
            <text:p>Madame de Rosemonde</text:p>
          </table:table-cell>
        </table:table-row>
        <table:table-row table:style-name="ro2">
          <table:table-cell office:value-type="string">
            <text:p>Lettre CLXXV</text:p>
          </table:table-cell>
          <table:table-cell office:value-type="string">
            <text:p>Madame de Volanges</text:p>
          </table:table-cell>
          <table:table-cell office:value-type="string">
            <text:p>Madame de Rosemonde</text:p>
          </table:table-cell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Foglio1.A1:Foglio1.C1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/11/2018</text:date>, <text:time>10.24.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9:52:34.79</meta:creation-date>
    <dc:date>2018-11-15T10:24:51.37</dc:date>
    <meta:editing-duration>PT32M17S</meta:editing-duration>
    <meta:editing-cycles>6</meta:editing-cycles>
    <meta:generator>OpenOffice/4.1.5$Win32 OpenOffice.org_project/415m1$Build-9789</meta:generator>
    <meta:document-statistic meta:table-count="3" meta:cell-count="531" meta:object-count="0"/>
  </office:meta>
</office:document-meta>
</file>